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8000" draw:textarea-horizontal-align="justify" draw:textarea-vertical-align="middle" draw:auto-grow-height="false" fo:min-height="0.068cm" fo:min-width="0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7.53cm" fo:min-width="17.28cm" loext:decorative="false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 fo:min-height="0.068cm" fo:min-width="0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2.607cm" fo:min-width="0.135cm" loext:decorative="false"/>
    </style:style>
    <style:style style:name="gr5" style:family="graphic" style:parent-style-name="standard">
      <style:graphic-properties loext:decorative="false"/>
    </style:style>
    <style:style style:name="P1" style:family="paragraph">
      <loext:graphic-properties draw:fill="solid" draw:fill-color="#ff8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0.635cm" svg:height="0.635cm" svg:x="1.367cm" svg:y="11.7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17.78cm" svg:height="17.78cm" svg:x="1.635cm" svg:y="2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7.667cm" svg:y="1.9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0.635cm" svg:height="0.635cm" svg:x="19.067cm" svg:y="5.1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635cm" svg:height="2.857cm" svg:x="19.097cm" svg:y="7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35cm" svg:height="2.857cm" svg:x="19.097cm" svg:y="10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19.167cm" svg:y="13.5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0.635cm" svg:height="0.635cm" svg:x="5.367cm" svg:y="19.7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layer="layout" svg:width="7.999cm" svg:height="4.999cm" svg:x="6.792cm" svg:y="13.05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4.749cm" fo:min-width="7.499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1" style:font-family-asian="'Noto Sans'" style:font-family-generic-asian="system" style:font-pitch-asian="variable" style:font-size-asian="18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1T14:13:26.207736577</meta:creation-date>
    <meta:generator>LibreOffice/25.2.3.2$Linux_X86_64 LibreOffice_project/520$Build-2</meta:generator>
    <dc:date>2025-11-21T14:48:06.776122111</dc:date>
    <meta:editing-duration>PT18M39S</meta:editing-duration>
    <meta:editing-cycles>2</meta:editing-cycles>
    <meta:document-statistic meta:object-count="9"/>
  </office:meta>
</office:document-meta>
</file>